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409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196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429.92">
            <text:p>1429.92</text:p>
          </table:table-cell>
          <table:table-cell office:value-type="float" office:value="1213.95">
            <text:p>1213.95</text:p>
          </table:table-cell>
          <table:table-cell office:value-type="float" office:value="1055.4">
            <text:p>1055.4</text:p>
          </table:table-cell>
          <table:table-cell office:value-type="float" office:value="145195277">
            <text:p>145195277</text:p>
          </table:table-cell>
          <table:table-cell office:value-type="float" office:value="539250">
            <text:p>539250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276.17">
            <text:p>1276.17</text:p>
          </table:table-cell>
          <table:table-cell office:value-type="float" office:value="1034.61">
            <text:p>1034.61</text:p>
          </table:table-cell>
          <table:table-cell office:value-type="float" office:value="767.54">
            <text:p>767.54</text:p>
          </table:table-cell>
          <table:table-cell office:value-type="float" office:value="109384434">
            <text:p>109384434</text:p>
          </table:table-cell>
          <table:table-cell office:value-type="float" office:value="496507">
            <text:p>496507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266.19">
            <text:p>1266.19</text:p>
          </table:table-cell>
          <table:table-cell office:value-type="float" office:value="1045.64">
            <text:p>1045.64</text:p>
          </table:table-cell>
          <table:table-cell office:value-type="float" office:value="782.35">
            <text:p>782.35</text:p>
          </table:table-cell>
          <table:table-cell office:value-type="float" office:value="111928853">
            <text:p>111928853</text:p>
          </table:table-cell>
          <table:table-cell office:value-type="float" office:value="497715">
            <text:p>497715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314.07">
            <text:p>1314.07</text:p>
          </table:table-cell>
          <table:table-cell office:value-type="float" office:value="1086.89">
            <text:p>1086.89</text:p>
          </table:table-cell>
          <table:table-cell office:value-type="float" office:value="857.96">
            <text:p>857.96</text:p>
          </table:table-cell>
          <table:table-cell office:value-type="float" office:value="120529250">
            <text:p>120529250</text:p>
          </table:table-cell>
          <table:table-cell office:value-type="float" office:value="510331">
            <text:p>510331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312.32">
            <text:p>1312.32</text:p>
          </table:table-cell>
          <table:table-cell office:value-type="float" office:value="1077.69">
            <text:p>1077.69</text:p>
          </table:table-cell>
          <table:table-cell office:value-type="float" office:value="848.92">
            <text:p>848.92</text:p>
          </table:table-cell>
          <table:table-cell office:value-type="float" office:value="119100149">
            <text:p>119100149</text:p>
          </table:table-cell>
          <table:table-cell office:value-type="float" office:value="574487">
            <text:p>574487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795.17">
            <text:p>795.17</text:p>
          </table:table-cell>
          <table:table-cell office:value-type="float" office:value="372.3">
            <text:p>372.3</text:p>
          </table:table-cell>
          <table:table-cell office:value-type="float" office:value="69.1">
            <text:p>69.1</text:p>
          </table:table-cell>
          <table:table-cell office:value-type="float" office:value="8448046">
            <text:p>8448046</text:p>
          </table:table-cell>
          <table:table-cell office:value-type="float" office:value="189311">
            <text:p>189311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800.3">
            <text:p>800.3</text:p>
          </table:table-cell>
          <table:table-cell office:value-type="float" office:value="392.43">
            <text:p>392.43</text:p>
          </table:table-cell>
          <table:table-cell office:value-type="float" office:value="79.44">
            <text:p>79.44</text:p>
          </table:table-cell>
          <table:table-cell office:value-type="float" office:value="9956169">
            <text:p>9956169</text:p>
          </table:table-cell>
          <table:table-cell office:value-type="float" office:value="204879">
            <text:p>204879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791.3">
            <text:p>791.3</text:p>
          </table:table-cell>
          <table:table-cell office:value-type="float" office:value="384.93">
            <text:p>384.93</text:p>
          </table:table-cell>
          <table:table-cell office:value-type="float" office:value="72.02">
            <text:p>72.02</text:p>
          </table:table-cell>
          <table:table-cell office:value-type="float" office:value="8890382">
            <text:p>8890382</text:p>
          </table:table-cell>
          <table:table-cell office:value-type="float" office:value="213739">
            <text:p>213739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806.54">
            <text:p>806.54</text:p>
          </table:table-cell>
          <table:table-cell office:value-type="float" office:value="393.27">
            <text:p>393.27</text:p>
          </table:table-cell>
          <table:table-cell office:value-type="float" office:value="85.07">
            <text:p>85.07</text:p>
          </table:table-cell>
          <table:table-cell office:value-type="float" office:value="10244141">
            <text:p>10244141</text:p>
          </table:table-cell>
          <table:table-cell office:value-type="float" office:value="196976">
            <text:p>196976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783.67">
            <text:p>783.67</text:p>
          </table:table-cell>
          <table:table-cell office:value-type="float" office:value="382.69">
            <text:p>382.69</text:p>
          </table:table-cell>
          <table:table-cell office:value-type="float" office:value="62.78">
            <text:p>62.78</text:p>
          </table:table-cell>
          <table:table-cell office:value-type="float" office:value="7561433">
            <text:p>7561433</text:p>
          </table:table-cell>
          <table:table-cell office:value-type="float" office:value="212961">
            <text:p>212961</text:p>
          </table:table-cell>
          <table:table-cell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02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2T02:00:11</dc:date>
    <dc:creator>Robert </dc:creator>
    <meta:document-statistic meta:table-count="1" meta:cell-count="135" meta:object-count="0"/>
    <meta:generator>LibreOffice/3.4$Unix LibreOffice_project/340m1$Build-402</meta:generator>
  </office:meta>
</office:document-meta>
</file>